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fr" fo:country="FR" fo:font-weight="normal" officeooo:paragraph-rsid="001b92e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16d8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4a781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rsid="0055a3f7" officeooo:paragraph-rsid="0056eed0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1b92ea" officeooo:paragraph-rsid="006196cd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57c153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55a3f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6b34de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631c28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576c07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7a5ad2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7dc9da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a781b" officeooo:paragraph-rsid="006196cd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d6530" officeooo:paragraph-rsid="0082438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5088c9" officeooo:paragraph-rsid="00631c28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576c07" officeooo:paragraph-rsid="00576c0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4cddb1" officeooo:paragraph-rsid="0056eed0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fr" fo:country="FR" style:text-underline-style="none" fo:font-weight="normal" officeooo:rsid="0087e1f0" officeooo:paragraph-rsid="0087e1f0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officeooo:paragraph-rsid="006196cd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648527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8d6b4b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6196cd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56eed0"/>
    </style:style>
    <style:style style:name="P26" style:family="paragraph" style:parent-style-name="Standard" style:list-style-name="L2">
      <style:paragraph-properties fo:text-align="justify" style:justify-single-word="false"/>
      <style:text-properties officeooo:rsid="0057c153" officeooo:paragraph-rsid="0057c153"/>
    </style:style>
    <style:style style:name="T1" style:family="text">
      <style:text-properties style:font-name="Times New Roman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style:font-name="Times New Roman" fo:font-size="12pt" fo:language="fr" fo:country="FR" style:text-underline-style="none" fo:font-weight="normal" officeooo:rsid="001b92ea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language="fr" fo:country="FR" style:text-underline-style="none" fo:font-weight="normal" officeooo:rsid="004a781b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fr" fo:country="FR" style:text-underline-style="none" fo:font-weight="normal" officeooo:rsid="004cddb1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fr" fo:country="FR" style:text-underline-style="none" fo:font-weight="normal" officeooo:rsid="005119f3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fr" fo:country="FR" style:text-underline-style="none" fo:font-weight="normal" officeooo:rsid="0052cdc1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fr" fo:country="FR" style:text-underline-style="none" fo:font-weight="normal" officeooo:rsid="00549d33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fr" fo:country="FR" style:text-underline-style="none" fo:font-weight="normal" officeooo:rsid="004d6530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fr" fo:country="FR" style:text-underline-style="none" fo:font-weight="normal" officeooo:rsid="004d7f63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fr" fo:country="FR" style:text-underline-style="none" fo:font-weight="normal" officeooo:rsid="00648527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fr" fo:country="FR" style:text-underline-style="none" fo:font-weight="normal" officeooo:rsid="0065e323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fr" fo:country="FR" style:text-underline-style="none" fo:font-weight="normal" officeooo:rsid="006709b7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fr" fo:country="FR" style:text-underline-style="none" fo:font-weight="normal" officeooo:rsid="0075f4cb" style:font-size-asian="12pt" style:font-weight-asian="normal" style:font-size-complex="12pt" style:font-weight-complex="normal"/>
    </style:style>
    <style:style style:name="T14" style:family="text">
      <style:text-properties style:font-name="Times New Roman" fo:font-size="12pt" fo:language="fr" fo:country="FR" style:text-underline-style="none" fo:font-weight="normal" officeooo:rsid="00766c4a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language="fr" fo:country="FR" style:text-underline-style="none" fo:font-weight="normal" officeooo:rsid="007e6f8c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fo:language="fr" fo:country="FR" style:text-underline-style="none" fo:font-weight="normal" officeooo:rsid="00800fa1" style:font-size-asian="12pt" style:font-weight-asian="normal" style:font-size-complex="12pt" style:font-weight-complex="normal"/>
    </style:style>
    <style:style style:name="T17" style:family="text">
      <style:text-properties style:font-name="Times New Roman" fo:font-size="12pt" fo:language="fr" fo:country="FR" style:text-underline-style="none" fo:font-weight="normal" officeooo:rsid="0082438e" style:font-size-asian="12pt" style:font-weight-asian="normal" style:font-size-complex="12pt" style:font-weight-complex="normal"/>
    </style:style>
    <style:style style:name="T18" style:family="text">
      <style:text-properties style:font-name="Times New Roman" fo:font-size="12pt" fo:language="fr" fo:country="FR" style:text-underline-style="none" fo:font-weight="normal" officeooo:rsid="00842f94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language="fr" fo:country="FR" style:text-underline-style="none" fo:font-weight="normal" officeooo:rsid="0085b0ec" style:font-size-asian="12pt" style:font-weight-asian="normal" style:font-size-complex="12pt" style:font-weight-complex="normal"/>
    </style:style>
    <style:style style:name="T20" style:family="text">
      <style:text-properties style:font-name="Times New Roman" fo:font-size="12pt" fo:language="fr" fo:country="FR" style:text-underline-style="none" fo:font-weight="normal" officeooo:rsid="008610cf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language="fr" fo:country="FR" style:text-underline-style="none" fo:font-weight="normal" officeooo:rsid="0087e1f0" style:font-size-asian="12pt" style:font-weight-asian="normal" style:font-size-complex="12pt" style:font-weight-complex="normal"/>
    </style:style>
    <style:style style:name="T22" style:family="text">
      <style:text-properties style:font-name="Times New Roman" fo:font-size="12pt" fo:language="fr" fo:country="FR" style:text-underline-style="none" fo:font-weight="normal" officeooo:rsid="008c198c" style:font-size-asian="12pt" style:font-weight-asian="normal" style:font-size-complex="12pt" style:font-weight-complex="normal"/>
    </style:style>
    <style:style style:name="T23" style:family="text">
      <style:text-properties officeooo:rsid="004925bb"/>
    </style:style>
    <style:style style:name="T24" style:family="text">
      <style:text-properties officeooo:rsid="004cddb1"/>
    </style:style>
    <style:style style:name="T25" style:family="text">
      <style:text-properties officeooo:rsid="004cf766"/>
    </style:style>
    <style:style style:name="T26" style:family="text">
      <style:text-properties officeooo:rsid="004d104f"/>
    </style:style>
    <style:style style:name="T27" style:family="text">
      <style:text-properties officeooo:rsid="004d6530"/>
    </style:style>
    <style:style style:name="T28" style:family="text">
      <style:text-properties officeooo:rsid="004e66a0"/>
    </style:style>
    <style:style style:name="T29" style:family="text">
      <style:text-properties officeooo:rsid="005119f3"/>
    </style:style>
    <style:style style:name="T30" style:family="text">
      <style:text-properties officeooo:rsid="0055a3f7"/>
    </style:style>
    <style:style style:name="T31" style:family="text">
      <style:text-properties officeooo:rsid="005b5903"/>
    </style:style>
    <style:style style:name="T32" style:family="text">
      <style:text-properties officeooo:rsid="00631c28"/>
    </style:style>
    <style:style style:name="T33" style:family="text">
      <style:text-properties officeooo:rsid="0068bedb"/>
    </style:style>
    <style:style style:name="T34" style:family="text">
      <style:text-properties officeooo:rsid="00692a82"/>
    </style:style>
    <style:style style:name="T35" style:family="text">
      <style:text-properties officeooo:rsid="006b34de"/>
    </style:style>
    <style:style style:name="T36" style:family="text">
      <style:text-properties officeooo:rsid="007a5ad2"/>
    </style:style>
    <style:style style:name="T37" style:family="text">
      <style:text-properties officeooo:rsid="007c3f6d"/>
    </style:style>
    <style:style style:name="T38" style:family="text">
      <style:text-properties officeooo:rsid="0089a275"/>
    </style:style>
    <style:style style:name="T39" style:family="text">
      <style:text-properties officeooo:rsid="008c198c"/>
    </style:style>
    <style:style style:name="T40" style:family="text">
      <style:text-properties officeooo:rsid="008e8b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 rendu d’activités R&amp;D de Mohamed Khalil El Abed</text:p>
      <text:p text:style-name="P2">du 1/0<text:span text:style-name="T23">7</text:span>/2014 au <text:span text:style-name="T39">21</text:span>/0<text:span text:style-name="T23">7</text:span>/2014</text:p>
      <text:p text:style-name="P4"/>
      <text:p text:style-name="P7">GenericSystem V3:</text:p>
      <text:p text:style-name="P7"/>
      <text:list xml:id="list3011325151671844268" text:style-name="L1">
        <text:list-item>
          <text:p text:style-name="P21"><text:span text:style-name="T8">Ajout d'un </text:span><text:span text:style-name="T2">cache </text:span><text:span text:style-name="T8">de</text:span><text:span text:style-name="T2"> Generic </text:span><text:span text:style-name="T8">dans la couche </text:span><text:span text:style-name="T10">I</text:span><text:span text:style-name="T2">mp</text:span><text:span text:style-name="T8">l et dans la couche </text:span><text:span text:style-name="T10">C</text:span><text:span text:style-name="T8">ache </text:span><text:span text:style-name="T13">pour</text:span><text:span text:style-name="T8"> amélior</text:span><text:span text:style-name="T13">er</text:span><text:span text:style-name="T8"> </text:span><text:span text:style-name="T13">l</text:span><text:span text:style-name="T8">es performances </text:span><text:span text:style-name="T13">lors des </text:span><text:span text:style-name="T21">opérations de </text:span><text:span text:style-name="T13">lectures de Generic</text:span><text:span text:style-name="T16">s</text:span><text:span text:style-name="T13"> à partir de Vertex (on évite de faire des wrap </text:span><text:span text:style-name="T16">de Vert</text:span><text:span text:style-name="T17">ices</text:span><text:span text:style-name="T13">)</text:span><text:span text:style-name="T8">.</text:span></text:p>
        </text:list-item>
        <text:list-item>
          <text:p text:style-name="P22"><text:span text:style-name="T22">Réflexion</text:span><text:span text:style-name="T3"> sur la modification apportée à l'algorithme implémenté par la méthode isMetaOf() </text:span><text:span text:style-name="T4">et simplification de </text:span><text:span text:style-name="T11">l'algorithme d' ajustement de méta (</text:span><text:span text:style-name="T14">a</text:span><text:span text:style-name="T4">djustMeta</text:span><text:span text:style-name="T11">())</text:span><text:span text:style-name="T3">.</text:span></text:p>
        </text:list-item>
        <text:list-item>
          <text:p text:style-name="P23"><text:span text:style-name="T22">Réflexion</text:span><text:span text:style-name="T8"> </text:span><text:span text:style-name="T11">sur</text:span><text:span text:style-name="T8"> l'ajout d'un</text:span><text:span text:style-name="T11">e variable membre qui permet de </text:span><text:span text:style-name="T8">faire la différence entre les </text:span><text:span text:style-name="T11">Generics</text:span><text:span text:style-name="T8"> ajouté</text:span><text:span text:style-name="T11">s</text:span><text:span text:style-name="T8"> avec addInstance et ceux ajoutés avec setInstance: </text:span><text:span text:style-name="T11">cette variable sera </text:span><text:span text:style-name="T8">util</text:span><text:span text:style-name="T11">e</text:span><text:span text:style-name="T8"> pour la couche Cache au moment des flush concurrent de deux Cache</text:span><text:span text:style-name="T12">s</text:span><text:span text:style-name="T8">.</text:span></text:p>
        </text:list-item>
        <text:list-item>
          <text:p text:style-name="P16">Analyse de la méthode GenericServices::unwrapDependencies.</text:p>
        </text:list-item>
      </text:list>
      <text:list xml:id="list8007921635817644940" text:style-name="L2">
        <text:list-item>
          <text:p text:style-name="P26"><text:span text:style-name="T3">K</text:span><text:span text:style-name="T1">ernel :</text:span></text:p>
          <text:list>
            <text:list-item>
              <text:p text:style-name="P8">Etude <text:span text:style-name="T29">et implémentation</text:span> d'une nouvelle solution pour la génération automatique de metaAttributs <text:span text:style-name="T24">et i</text:span>mplémentation de la fonctionalité de création autmatique de métaAttribut lors de la création de Root.</text:p>
            </text:list-item>
            <text:list-item>
              <text:p text:style-name="P8">Intégr<text:span text:style-name="T38">ation</text:span> les methodes appelées par le plug dans les classes Signatures/ExtendedSignature et <text:span text:style-name="T33">surcharge</text:span> de ces impl<text:span text:style-name="T33">é</text:span>mentations dans les différentes couches. <text:span text:style-name="T24">N</text:span>on commité.</text:p>
            </text:list-item>
          </text:list>
        </text:list-item>
        <text:list-item>
          <text:p text:style-name="P9">Concurrency: </text:p>
          <text:list>
            <text:list-item>
              <text:p text:style-name="P10"><text:span text:style-name="T32">F</text:span>amiliarisation avec l<text:span text:style-name="T34">a couche C</text:span>oncurrency: <text:span text:style-name="T35">étude de certaine partie du code de Concurrency de GenericSystem V2</text:span>.</text:p>
            </text:list-item>
            <text:list-item>
              <text:p text:style-name="P11"><text:span text:style-name="T28">Ajout d'une </text:span>optimization <text:span text:style-name="T28">dans le</text:span> LifeManager <text:span text:style-name="T28">de la couche</text:span> Concurrency.</text:p>
            </text:list-item>
            <text:list-item>
              <text:p text:style-name="P11">LifeManager:TsGenerator : <text:span text:style-name="T32">le générateur de TimeStamps: suivi des recommandations de la documentation officielle de la méthode System.nanoTime() qui incite à s'intéresser au signe de la différence entre deux résultats d'appel de cette méthode plutôt que de les comparer directement. Ceci permet d'éviter les Overflow lors des comparaisons entre deux TimeStamps</text:span>.</text:p>
            </text:list-item>
            <text:list-item>
              <text:p text:style-name="P17"><text:s/><text:span text:style-name="T40">Correction d'anomalies</text:span> dans la méthode <text:s/>isAlive(Generic).</text:p>
            </text:list-item>
          </text:list>
        </text:list-item>
        <text:list-item>
          <text:p text:style-name="P18">Cache:</text:p>
          <text:list>
            <text:list-item>
              <text:p text:style-name="P12"><text:span text:style-name="T24">Mise en place de t</text:span>ests sur les dependances avec 2 caches <text:span text:style-name="T30">du même niveau</text:span>.</text:p>
            </text:list-item>
            <text:list-item>
              <text:p text:style-name="P8">Etudes des modifications apportées à la couche Cache en relation avec les composites Dependencies.</text:p>
            </text:list-item>
            <text:list-item>
              <text:p text:style-name="P8">Investiguer le test qui ne passe pas dans <text:span text:style-name="T24">la couche </text:span>Cache: <text:span text:style-name="T24">correction de la logique d'initialization (la </text:span>creation <text:s/><text:span text:style-name="T25">simultané de la SystemMap et du MetaAttribut )</text:span>.</text:p>
            </text:list-item>
            <text:list-item>
              <text:p text:style-name="P13"><text:span text:style-name="T36">Application de la régle « </text:span>Les lectures n'entraînent pas d'écritures » :<text:span text:style-name="T26"> pour corriger une anomalie dans le cache.</text:span></text:p>
            </text:list-item>
            <text:list-item>
              <text:p text:style-name="P14"><text:span text:style-name="T31">Participation à la correction d' anomalies en lien avec la suppression d'un</text:span> Generic <text:span text:style-name="T31">qui est présent dans le</text:span> <text:span text:style-name="T37">sous-c</text:span>ontext .<text:span text:style-name="T37">Identification de l'origine du problème et contribution à l'implémentation du fixe</text:span>. <text:span text:style-name="T37">Il s'agit de gerer les </text:span>dependencies <text:span text:style-name="T37">du Generic en question.</text:span></text:p>
            </text:list-item>
            <text:list-item>
              <text:p text:style-name="P24"><text:span text:style-name="T9">Ajout de </text:span><text:span text:style-name="T3">tests </text:span><text:span text:style-name="T9">pour le</text:span><text:span text:style-name="T3"> cache </text:span><text:span text:style-name="T9">des</text:span><text:span text:style-name="T3"> Generics.</text:span></text:p>
            </text:list-item>
          </text:list>
        </text:list-item>
      </text:list>
      <text:p text:style-name="P5"/>
      <text:p text:style-name="P6">Java jee/eclipse:</text:p>
      <text:list xml:id="list8293518969148974310" text:style-name="L3">
        <text:list-item>
          <text:p text:style-name="P25"><text:span text:style-name="T5">Nous avons rencontré une d</text:span><text:span text:style-name="T3">ifficultée </text:span><text:span text:style-name="T4">de </text:span><text:span text:style-name="T18">c</text:span><text:span text:style-name="T4">ompilation</text:span><text:span text:style-name="T3"> </text:span><text:span text:style-name="T5">qui est d</text:span><text:span text:style-name="T19">u</text:span><text:span text:style-name="T5">e à la levée d'une </text:span><text:span text:style-name="T3">ClassCastException. <text:s/></text:span><text:span text:style-name="T5">Cette exception est levée pour l</text:span><text:span text:style-name="T3">es Generic mais pas </text:span><text:span text:style-name="T5">pour</text:span><text:span text:style-name="T3"> les </text:span><text:span text:style-name="T5">V</text:span><text:span text:style-name="T3">ert</text:span><text:span text:style-name="T20">ices</text:span><text:span text:style-name="T3"> (tests </text:span><text:span text:style-name="T6">identiques</text:span><text:span text:style-name="T3">): </text:span><text:span text:style-name="T6">Elle s</text:span><text:span text:style-name="T4">emble </text:span><text:span text:style-name="T6">en lien avec le mécanisme d</text:span><text:span text:style-name="T4">'héritage multiple </text:span><text:span text:style-name="T6">d'interface avec </text:span><text:span text:style-name="T15">présence de </text:span><text:span text:style-name="T6">methode</text:span><text:span text:style-name="T15">s</text:span><text:span text:style-name="T6"> par défaut</text:span><text:span text:style-name="T4"> dans le cas ou une classe hérite de la même méthode à travers deux voies différentes. Une première solution consiste à ajouter un</text:span><text:span text:style-name="T7">e surcharge </text:span><text:span text:style-name="T4">supplémentaire de la méthode </text:span><text:span text:style-name="T6">dans la classe </text:span><text:span text:style-name="T20">fille</text:span><text:span text:style-name="T4">.</text:span></text:p>
        </text:list-item>
        <text:list-item>
          <text:p text:style-name="P19"><text:soft-page-break/>Java concurrency : documentation.</text:p>
        </text:list-item>
        <text:list-item>
          <text:p text:style-name="P20">Suivi d'une présentation sur des technologies de Java Jee (AngularGS et rappel de Vertx).</text:p>
        </text:list-item>
        <text:list-item>
          <text:p text:style-name="P20">Lecture de documentations sur neo4j et mongoDB et intêret pour leurs positionnement par rapport à GS.</text:p>
        </text:list-item>
        <text:list-item>
          <text:p text:style-name="P15">Investigat<text:span text:style-name="T27">ion d'une anomalie de fonctionnement du débugger de l'IDE e</text:span>clipse Luna Mar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8.5in" fo:page-height="11in" style:num-format="1" style:print-orientation="portrait" fo:margin-top="0.5063in" fo:margin-bottom="0.282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047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7-21T10:29:49.855031872</dc:date>
    <meta:editing-duration>P1DT17H3M37S</meta:editing-duration>
    <meta:editing-cycles>232</meta:editing-cycles>
    <meta:generator>LibreOffice/4.2.4.2$Linux_X86_64 LibreOffice_project/420m0$Build-2</meta:generator>
    <meta:print-date>2014-05-22T15:20:14</meta:print-date>
    <meta:document-statistic meta:table-count="0" meta:image-count="0" meta:object-count="0" meta:page-count="2" meta:paragraph-count="28" meta:word-count="523" meta:character-count="3364" meta:non-whitespace-character-count="2888"/>
  </office:meta>
</office:document-meta>
</file>